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1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6" style:family="paragraph" style:parent-style-name="Standard">
      <style:text-properties fo:text-transform="uppercase" fo:color="#336633" style:font-name="Calibri1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7" style:family="paragraph" style:parent-style-name="Standard">
      <style:text-properties officeooo:paragraph-rsid="0024ad10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/>
    </style:style>
    <style:style style:name="P9" style:family="paragraph" style:parent-style-name="Text_20_body">
      <style:text-properties officeooo:paragraph-rsid="0024ad10"/>
    </style:style>
    <style:style style:name="P10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514ac" officeooo:paragraph-rsid="001514ac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</style:style>
    <style:style style:name="P12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1514ac"/>
    </style:style>
    <style:style style:name="P13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officeooo:paragraph-rsid="0024ad10"/>
    </style:style>
    <style:style style:name="P14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text-properties fo:text-transform="uppercase" fo:color="#336633" style:font-name="Calibri1" fo:font-size="24pt" fo:font-weight="bold" officeooo:rsid="01430f4d" officeooo:paragraph-rsid="002a33bd" style:font-size-asian="24pt" style:font-weight-asian="bold" style:font-size-complex="24pt" style:font-weight-complex="bold"/>
    </style:style>
    <style:style style:name="P17" style:family="paragraph" style:parent-style-name="Standard">
      <style:text-properties fo:text-transform="uppercase" fo:color="#336633" style:font-name="Calibri1" fo:font-size="24pt" fo:font-weight="bold" officeooo:rsid="01bd380d" officeooo:paragraph-rsid="002a33b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paragraph-rsid="002a33bd"/>
    </style:style>
    <style:style style:name="P19" style:family="paragraph" style:parent-style-name="Text_20_body" style:list-style-name="L2">
      <style:text-properties officeooo:rsid="0022c289" officeooo:paragraph-rsid="0022c289"/>
    </style:style>
    <style:style style:name="P20" style:family="paragraph" style:parent-style-name="Text_20_body" style:list-style-name="L2">
      <style:text-properties officeooo:rsid="002511f6" officeooo:paragraph-rsid="002511f6"/>
    </style:style>
    <style:style style:name="P21" style:family="paragraph" style:parent-style-name="Text_20_body" style:list-style-name="L2">
      <style:text-properties officeooo:rsid="002511f6" officeooo:paragraph-rsid="0022c289"/>
    </style:style>
    <style:style style:name="P22" style:family="paragraph" style:parent-style-name="Text_20_body" style:list-style-name="L2">
      <style:text-properties officeooo:rsid="001db6d0" officeooo:paragraph-rsid="001db6d0"/>
    </style:style>
    <style:style style:name="P23" style:family="paragraph" style:parent-style-name="Text_20_body">
      <style:text-properties officeooo:paragraph-rsid="0024ad10"/>
    </style:style>
    <style:style style:name="P24" style:family="paragraph" style:parent-style-name="Text_20_body" style:list-style-name="L2">
      <style:text-properties officeooo:rsid="002bc080" officeooo:paragraph-rsid="002bc080"/>
    </style:style>
    <style:style style:name="P25" style:family="paragraph" style:parent-style-name="Text_20_body" style:list-style-name="L2">
      <style:text-properties officeooo:rsid="002da124" officeooo:paragraph-rsid="002da124"/>
    </style:style>
    <style:style style:name="P26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font-name="Calibri1" fo:font-size="12pt" officeooo:rsid="002a0d04" officeooo:paragraph-rsid="002a33bd" style:font-size-asian="12pt" style:font-size-complex="12pt"/>
    </style:style>
    <style:style style:name="P27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2a33bd"/>
    </style:style>
    <style:style style:name="P2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2a33bd" style:text-blinking="false" fo:background-color="transparent" style:font-size-asian="12pt" style:font-size-complex="12pt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2c289"/>
    </style:style>
    <style:style style:name="T4" style:family="text">
      <style:text-properties fo:color="#999966" officeooo:rsid="002511f6"/>
    </style:style>
    <style:style style:name="T5" style:family="text">
      <style:text-properties fo:color="#999966" officeooo:rsid="002bc080"/>
    </style:style>
    <style:style style:name="T6" style:family="text">
      <style:text-properties fo:color="#999966" officeooo:rsid="002efd82"/>
    </style:style>
    <style:style style:name="T7" style:family="text">
      <style:text-properties style:font-name="Apple SD Gothic Neo" fo:font-size="9pt" style:font-size-asian="9pt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Calibri1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Calibri1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80" style:text-line-through-style="none" style:text-line-through-type="none" style:font-name="Calibri1" fo:font-size="12pt" fo:language="zxx" fo:country="none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font-variant="normal" fo:text-transform="none" fo:color="#000080" style:text-line-through-style="none" style:text-line-through-type="none" style:font-name="Calibri1" fo:font-size="12pt" fo:language="zxx" fo:country="none" fo:font-style="normal" style:text-underline-style="solid" style:text-underline-width="auto" style:text-underline-color="font-color" fo:font-weight="normal" officeooo:rsid="001514ac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font-name="Calibri1" fo:font-size="12pt" style:font-size-asian="12pt" style:font-size-complex="12pt"/>
    </style:style>
    <style:style style:name="T17" style:family="text">
      <style:text-properties style:font-name="Calibri1" fo:font-size="12pt" officeooo:rsid="001514ac" style:font-size-asian="12pt" style:font-size-complex="12pt"/>
    </style:style>
    <style:style style:name="T18" style:family="text">
      <style:text-properties officeooo:rsid="001514ac"/>
    </style:style>
    <style:style style:name="T19" style:family="text">
      <style:text-properties officeooo:rsid="001b3c5b"/>
    </style:style>
    <style:style style:name="T20" style:family="text">
      <style:text-properties style:font-name="DejaVu Sans" fo:font-size="10pt" style:font-size-asian="10pt" style:font-size-complex="10pt"/>
    </style:style>
    <style:style style:name="T2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1db6d0"/>
    </style:style>
    <style:style style:name="T23" style:family="text">
      <style:text-properties officeooo:rsid="0022c289"/>
    </style:style>
    <style:style style:name="T24" style:family="text">
      <style:text-properties officeooo:rsid="0024ad10"/>
    </style:style>
    <style:style style:name="T25" style:family="text">
      <style:text-properties officeooo:rsid="002511f6"/>
    </style:style>
    <style:style style:name="T26" style:family="text">
      <style:text-properties fo:color="#336633" fo:font-size="14pt" style:font-size-asian="14pt" style:font-size-complex="14pt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6957in" svg:width="6.6965in" draw:z-index="1">
        <draw:text-box fo:min-height="0.8756in">
          <text:p text:style-name="P2"/>
          <text:p text:style-name="P3">PROGRAMACIÓN</text:p>
          <text:p text:style-name="P2">CFGS DAW</text:p>
        </draw:text-box>
      </draw:frame>
      <text:p text:style-name="P14"/>
      <text:p text:style-name="Standard"/>
      <text:p text:style-name="Standard"/>
      <text:p text:style-name="Standard"><draw:frame draw:style-name="fr3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17">UNIDAD 12</text:p>
      <text:p text:style-name="P16">Programación gráfica</text:p>
      <text:p text:style-name="P6">RECOMENDACIONES DE ESTUDIO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9">Autor</text:span><text:span text:style-name="T10">es:</text:span></text:p>
      <text:p text:style-name="P18"><text:span text:style-name="T10">Carlos </text:span><text:span text:style-name="T12">Cacho y Raquel </text:span><text:span text:style-name="T13">Torres</text:span></text:p>
      <text:p text:style-name="P28"/>
      <text:p text:style-name="P28">Revisado por:</text:p>
      <text:p text:style-name="P27"><text:span text:style-name="T10">Lionel Taraz</text:span><text:span text:style-name="T11">ó</text:span><text:span text:style-name="T10">n </text:span><text:span text:style-name="T9">–</text:span><text:span text:style-name="T10"> </text:span><text:a xlink:type="simple" xlink:href="mailto:lionel.tarazon@ceedcv.es" text:style-name="Internet_20_link" text:visited-style-name="Visited_20_Internet_20_Link">lionel.tarazon@ceedcv.es</text:a></text:p>
      <text:p text:style-name="P26"/>
      <text:p text:style-name="P26"><text:span text:style-name="T16">2019/2020</text:span></text:p>
      <text:p text:style-name="P15"/>
      <text:p text:style-name="Standard"/>
      <text:p text:style-name="Titulo">UD<text:span text:style-name="T23">12</text:span>. <text:span text:style-name="T25">Programación gráficA</text:span></text:p>
      <text:p text:style-name="Titulo"/>
      <text:p text:style-name="Titulo"/>
      <text:h text:style-name="Heading_20_1" text:outline-level="1">Conocimientos previos</text:h>
      <text:p text:style-name="P8">Todas las unidades anteriores. <text:span text:style-name="T24">E</text:span>s importante tener todas las bases <text:span text:style-name="T24">de programación vistas hasta ahora </text:span>bien <text:span text:style-name="T24">a</text:span>sentadas y comprendidas.</text:p>
      <text:h text:style-name="Heading_20_1" text:outline-level="1">Objetivo<text:span text:style-name="T18">s</text:span></text:h>
      <text:p text:style-name="P9">Los objetivos de esta <text:span text:style-name="T19">unidad</text:span> <text:span text:style-name="T25">es aprender a crear aplicaciones gráficas sencilla utilizando la librería gráfica Swing de Java.</text:span></text:p>
      <text:h text:style-name="Heading_20_1" text:outline-level="1">Contenidos</text:h>
      <text:list xml:id="list1525453527" text:style-name="L2">
        <text:list-item>
          <text:p text:style-name="P19">Introducción</text:p>
        </text:list-item>
        <text:list-item>
          <text:p text:style-name="P20">Crear una aplicación Swing con Netbeans</text:p>
        </text:list-item>
        <text:list-item>
          <text:p text:style-name="P20">Jerarquía de componentes</text:p>
        </text:list-item>
        <text:list-item>
          <text:p text:style-name="P20">JFrame</text:p>
        </text:list-item>
        <text:list-item>
          <text:p text:style-name="P21">Eventos</text:p>
        </text:list-item>
        <text:list-item>
          <text:p text:style-name="P24">Componentes</text:p>
        </text:list-item>
        <text:list-item>
          <text:p text:style-name="P24">Cuadros de diálogo JOptionPane</text:p>
        </text:list-item>
        <text:list-item>
          <text:p text:style-name="P25">Ejemplo de aplicación gráfica</text:p>
          <text:p text:style-name="P22"/>
        </text:list-item>
      </text:list>
      <text:h text:style-name="Heading_20_1" text:outline-level="1">Ejercicios y tareas</text:h>
      <text:p text:style-name="Text_20_body">Es importante leer atentamente los apuntes, os recomendamos que realicéis la totalidad de los ejercicios, aunque como ya hemos comentado anteriormente, los ejercicios de cada tema son voluntarios y no evaluables.</text:p>
      <text:p text:style-name="Text_20_body">Recordad que debéis intentar realizar los ejercicios solos, y cuando os atasquéis mirad los foros, y entended el <text:span text:style-name="T22">por</text:span> qué. </text:p>
      <text:p text:style-name="Text_20_body"/>
      <text:p text:style-name="Text_20_body"/>
      <text:p text:style-name="Text_20_body"/>
      <text:p text:style-name="Text_20_body"/>
      <text:p text:style-name="P9"><text:span text:style-name="T26">Licencia</text:span></text:p>
      <text:p text:style-name="P7"/>
      <text:p text:style-name="P13"><draw:frame draw:style-name="fr2" draw:name="Imagen1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21">Reconocimiento – NoComercial – CompartirIgual (by-nc-sa)</text:span><text:span text:style-name="T20">: No se permite un uso comercial de la obra original ni de las posibles obras derivadas, la distribución de las cuales se debe hacer con una licencia igual a la que regula la obra original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701in" fo:margin-bottom="0.059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officeooo:rsid="0018c82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2c289"/>
    </style:style>
    <style:style style:name="MT4" style:family="text">
      <style:text-properties fo:color="#999966" officeooo:rsid="002bc080"/>
    </style:style>
    <style:style style:name="MT5" style:family="text">
      <style:text-properties fo:color="#999966" officeooo:rsid="002511f6"/>
    </style:style>
    <style:style style:name="MT6" style:family="text">
      <style:text-properties fo:color="#999966" officeooo:rsid="002efd82"/>
    </style:style>
    <style:style style:name="MT7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2</text:span><text:span text:style-name="MT2"> </text:span><text:span text:style-name="MT5">programación gráfica</text:span></text:p>
      </style:header>
      <style:footer>
        <text:p text:style-name="Footer"><text:span text:style-name="MT2">CF</text:span><text:span text:style-name="MT6">G</text:span><text:span text:style-name="MT2">S. Desarrollo de </text:span>Aplicaciones<text:span text:style-name="MT2"> WEB<text:tab/><text:tab/></text:span><text:span text:style-name="MT6">12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7">CGFS. Desarrollo de Aplicaciones WEB<text:tab/><text:tab/>1.</text:span><text:span text:style-name="MT7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09-15T13:58:50.938915837</meta:creation-date>
    <meta:editing-duration>PT59M10S</meta:editing-duration>
    <meta:editing-cycles>26</meta:editing-cycles>
    <meta:generator>LibreOffice/6.3.4.2$Linux_X86_64 LibreOffice_project/60da17e045e08f1793c57c00ba83cdfce946d0aa</meta:generator>
    <dc:title>Plantilla CEED (1)</dc:title>
    <dc:date>2020-03-25T17:13:58.772344745</dc:date>
    <dc:creator>Lionel Tarazón</dc:creator>
    <meta:document-statistic meta:table-count="0" meta:image-count="2" meta:object-count="0" meta:page-count="2" meta:paragraph-count="32" meta:word-count="210" meta:character-count="1408" meta:non-whitespace-character-count="1234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